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4307in"/>
    </style:style>
    <style:style style:name="co6" style:family="table-column">
      <style:table-column-properties fo:break-before="auto" style:column-width="1.6717in"/>
    </style:style>
    <style:style style:name="co7" style:family="table-column">
      <style:table-column-properties fo:break-before="auto" style:column-width="1.3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1.1138in"/>
    </style:style>
    <style:style style:name="co15" style:family="table-column">
      <style:table-column-properties fo:break-before="auto" style:column-width="1.7043in"/>
    </style:style>
    <style:style style:name="co16" style:family="table-column">
      <style:table-column-properties fo:break-before="auto" style:column-width="2.4984in"/>
    </style:style>
    <style:style style:name="co17" style:family="table-column">
      <style:table-column-properties fo:break-before="auto" style:column-width="1.2492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91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1.6165in"/>
    </style:style>
    <style:style style:name="co22" style:family="table-column">
      <style:table-column-properties fo:break-before="auto" style:column-width="1.2417in"/>
    </style:style>
    <style:style style:name="co23" style:family="table-column">
      <style:table-column-properties fo:break-before="auto" style:column-width="1.1252in"/>
    </style:style>
    <style:style style:name="co24" style:family="table-column">
      <style:table-column-properties fo:break-before="auto" style:column-width="1.5799in"/>
    </style:style>
    <style:style style:name="co25" style:family="table-column">
      <style:table-column-properties fo:break-before="auto" style:column-width="2.2937in"/>
    </style:style>
    <style:style style:name="co26" style:family="table-column">
      <style:table-column-properties fo:break-before="auto" style:column-width="1.8571in"/>
    </style:style>
    <style:style style:name="co27" style:family="table-column">
      <style:table-column-properties fo:break-before="auto" style:column-width="2.03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Payment Bill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1">
          <table:table-cell office:value-type="string">
            <text:p>Tag</text:p>
          </table:table-cell>
          <table:table-cell office:value-type="string">
            <text:p>Component name</text:p>
          </table:table-cell>
          <table:table-cell office:value-type="string">
            <text:p>User Type</text:p>
          </table:table-cell>
          <table:table-cell office:value-type="string">
            <text:p>Account Number</text:p>
          </table:table-cell>
          <table:table-cell office:value-type="string">
            <text:p>Provider</text:p>
          </table:table-cell>
          <table:table-cell office:value-type="string">
            <text:p>Bill number</text:p>
          </table:table-cell>
          <table:table-cell office:value-type="string">
            <text:p>Amount</text:p>
          </table:table-cell>
          <table:table-cell office:value-type="string">
            <text:p>Transaction Password</text:p>
          </table:table-cell>
          <table:table-cell office:value-type="string">
            <text:p>O/P value</text:p>
          </table:table-cell>
          <table:table-cell office:value-type="string">
            <text:p>Result</text:p>
          </table:table-cell>
          <table:table-cell office:value-type="string">
            <text:p>Behaviour</text:p>
          </table:table-cell>
          <table:table-cell table:style-name="ce2" office:value-type="string">
            <text:p>Remark</text:p>
          </table:table-cell>
          <table:table-cell table:number-columns-repeated="1012"/>
        </table:table-row>
        <table:table-row table:style-name="ro1">
          <table:table-cell office:value-type="string">
            <text:p>Provider</text:p>
          </table:table-cell>
          <table:table-cell/>
          <table:table-cell office:value-type="string">
            <text:p>Personal</text:p>
          </table:table-cell>
          <table:table-cell table:number-columns-repeated="5" office:value-type="string">
            <text:p>Empty</text:p>
          </table:table-cell>
          <table:table-cell office:value-type="string">
            <text:p>Validation error</text:p>
          </table:table-cell>
          <table:table-cell table:number-columns-repeated="1015"/>
        </table:table-row>
        <table:table-row table:style-name="ro1">
          <table:table-cell office:value-type="string">
            <text:p>Provider</text:p>
          </table:table-cell>
          <table:table-cell/>
          <table:table-cell office:value-type="string">
            <text:p>Personal</text:p>
          </table:table-cell>
          <table:table-cell office:value-type="string">
            <text:p>Empty</text:p>
          </table:table-cell>
          <table:table-cell office:value-type="string">
            <text:p>Vodafone Varanasi</text:p>
          </table:table-cell>
          <table:table-cell table:number-columns-repeated="3" office:value-type="string">
            <text:p>Empty</text:p>
          </table:table-cell>
          <table:table-cell office:value-type="string">
            <text:p>Validation error</text:p>
          </table:table-cell>
          <table:table-cell table:number-columns-repeated="1015"/>
        </table:table-row>
        <table:table-row table:style-name="ro1">
          <table:table-cell office:value-type="string">
            <text:p>Provider</text:p>
          </table:table-cell>
          <table:table-cell/>
          <table:table-cell office:value-type="string">
            <text:p>Personal</text:p>
          </table:table-cell>
          <table:table-cell office:value-type="float" office:value="1024657847">
            <text:p>1024657847</text:p>
          </table:table-cell>
          <table:table-cell office:value-type="string">
            <text:p>Vodafone Varanasi</text:p>
          </table:table-cell>
          <table:table-cell office:value-type="float" office:value="1233232345">
            <text:p>1233232345</text:p>
          </table:table-cell>
          <table:table-cell table:number-columns-repeated="2" office:value-type="string">
            <text:p>Empty</text:p>
          </table:table-cell>
          <table:table-cell office:value-type="string">
            <text:p>Validation error</text:p>
          </table:table-cell>
          <table:table-cell table:number-columns-repeated="1015"/>
        </table:table-row>
        <table:table-row table:style-name="ro1">
          <table:table-cell office:value-type="string">
            <text:p>Provider</text:p>
          </table:table-cell>
          <table:table-cell/>
          <table:table-cell office:value-type="string">
            <text:p>Personal</text:p>
          </table:table-cell>
          <table:table-cell office:value-type="float" office:value="1024657847">
            <text:p>1024657847</text:p>
          </table:table-cell>
          <table:table-cell office:value-type="string">
            <text:p>Vodafone Varanasi</text:p>
          </table:table-cell>
          <table:table-cell office:value-type="float" office:value="1233232345">
            <text:p>1233232345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string">
            <text:p>Provider</text:p>
          </table:table-cell>
          <table:table-cell/>
          <table:table-cell office:value-type="string">
            <text:p>Personal</text:p>
          </table:table-cell>
          <table:table-cell/>
          <table:table-cell office:value-type="string">
            <text:p>Vodafone Varanas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office:value-type="float" office:value="1024657847">
            <text:p>102465784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1021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Component name</text:p>
          </table:table-cell>
          <table:table-cell office:value-type="string">
            <text:p>User Type</text:p>
          </table:table-cell>
          <table:table-cell office:value-type="string">
            <text:p>Account Number</text:p>
          </table:table-cell>
          <table:table-cell table:style-name="ce1" office:value-type="string">
            <text:p>Input value (new limit)</text:p>
          </table:table-cell>
          <table:table-cell table:style-name="ce1" office:value-type="string">
            <text:p>O/P value</text:p>
          </table:table-cell>
          <table:table-cell office:value-type="string">
            <text:p>Result</text:p>
          </table:table-cell>
          <table:table-cell office:value-type="string">
            <text:p>Behaviour</text:p>
          </table:table-cell>
          <table:table-cell table:style-name="ce2" office:value-type="string">
            <text:p>Remark</text:p>
          </table:table-cell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 table:number-columns-repeated="6"/>
        </table:table-row>
      </table:table>
      <table:table table:name="Add Biller" table:style-name="ta1" table:print="false">
        <table:table-column table:style-name="co1" table:default-cell-style-name="ce3"/>
        <table:table-column table:style-name="co11" table:default-cell-style-name="ce3"/>
        <table:table-column table:style-name="co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" table:number-columns-repeated="1014" table:default-cell-style-name="ce3"/>
        <table:table-row table:style-name="ro1">
          <table:table-cell office:value-type="string">
            <text:p>Tag</text:p>
          </table:table-cell>
          <table:table-cell office:value-type="string">
            <text:p>Component name</text:p>
          </table:table-cell>
          <table:table-cell office:value-type="string">
            <text:p>Username</text:p>
          </table:table-cell>
          <table:table-cell office:value-type="string">
            <text:p>User Type</text:p>
          </table:table-cell>
          <table:table-cell office:value-type="string">
            <text:p>Provider</text:p>
          </table:table-cell>
          <table:table-cell table:style-name="ce4" office:value-type="string">
            <text:p>Nick</text:p>
          </table:table-cell>
          <table:table-cell table:style-name="ce4" office:value-type="string">
            <text:p>O/P value</text:p>
          </table:table-cell>
          <table:table-cell office:value-type="string">
            <text:p>Result</text:p>
          </table:table-cell>
          <table:table-cell office:value-type="string">
            <text:p>Behaviour</text:p>
          </table:table-cell>
          <table:table-cell table:style-name="ce6" office:value-type="string">
            <text:p>Remark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/>
          <table:table-cell table:style-name="ce6"/>
          <table:table-cell table:number-columns-repeated="1014"/>
        </table:table-row>
        <table:table-row table:style-name="ro2">
          <table:table-cell office:value-type="string">
            <text:p>Biller</text:p>
          </table:table-cell>
          <table:table-cell/>
          <table:table-cell office:value-type="string">
            <text:p>karanjain</text:p>
          </table:table-cell>
          <table:table-cell office:value-type="string">
            <text:p>Personal</text:p>
          </table:table-cell>
          <table:table-cell office:value-type="string">
            <text:p>Idea NCR</text:p>
          </table:table-cell>
          <table:table-cell office:value-type="string">
            <text:p>MyIdea</text:p>
          </table:table-cell>
          <table:table-cell office:value-type="string">
            <text:p>Success</text:p>
          </table:table-cell>
          <table:table-cell table:style-name="ce5" office:value-type="string">
            <text:p>New biller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Biller</text:p>
          </table:table-cell>
          <table:table-cell/>
          <table:table-cell office:value-type="string">
            <text:p>karanjain</text:p>
          </table:table-cell>
          <table:table-cell office:value-type="string">
            <text:p>Personal</text:p>
          </table:table-cell>
          <table:table-cell office:value-type="string">
            <text:p>Empty</text:p>
          </table:table-cell>
          <table:table-cell office:value-type="string">
            <text:p>MyIdea</text:p>
          </table:table-cell>
          <table:table-cell office:value-type="string">
            <text:p>Validation Error</text:p>
          </table:table-cell>
          <table:table-cell table:style-name="Default" office:value-type="string">
            <text:p>Biller not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Nick</text:p>
          </table:table-cell>
          <table:table-cell/>
          <table:table-cell office:value-type="string">
            <text:p>karanjain</text:p>
          </table:table-cell>
          <table:table-cell office:value-type="string">
            <text:p>Personal</text:p>
          </table:table-cell>
          <table:table-cell office:value-type="string">
            <text:p>Idea NCR</text:p>
          </table:table-cell>
          <table:table-cell office:value-type="string">
            <text:p>Empty</text:p>
          </table:table-cell>
          <table:table-cell office:value-type="string">
            <text:p>Validation Error</text:p>
          </table:table-cell>
          <table:table-cell office:value-type="string">
            <text:p>Biller not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Biller</text:p>
          </table:table-cell>
          <table:table-cell/>
          <table:table-cell office:value-type="string">
            <text:p>karanjain</text:p>
          </table:table-cell>
          <table:table-cell office:value-type="string">
            <text:p>Personal</text:p>
          </table:table-cell>
          <table:table-cell office:value-type="string">
            <text:p>Airtel Varanasi</text:p>
          </table:table-cell>
          <table:table-cell office:value-type="string">
            <text:p>“ <text:s text:c="2"/>“</text:p>
          </table:table-cell>
          <table:table-cell office:value-type="string">
            <text:p>Success</text:p>
          </table:table-cell>
          <table:table-cell office:value-type="string">
            <text:p>New biller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Biller</text:p>
          </table:table-cell>
          <table:table-cell/>
          <table:table-cell office:value-type="string">
            <text:p>karanjain</text:p>
          </table:table-cell>
          <table:table-cell office:value-type="string">
            <text:p>Personal</text:p>
          </table:table-cell>
          <table:table-cell office:value-type="string">
            <text:p>BSNL Jaipur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string">
            <text:p>New biller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Nick</text:p>
          </table:table-cell>
          <table:table-cell/>
          <table:table-cell office:value-type="string">
            <text:p>karanjain</text:p>
          </table:table-cell>
          <table:table-cell office:value-type="string">
            <text:p>Personal</text:p>
          </table:table-cell>
          <table:table-cell office:value-type="string">
            <text:p>MPEB Gwalior</text:p>
          </table:table-cell>
          <table:table-cell office:value-type="string">
            <text:p>MyIdea</text:p>
          </table:table-cell>
          <table:table-cell office:value-type="string">
            <text:p>Success</text:p>
          </table:table-cell>
          <table:table-cell office:value-type="string">
            <text:p>New biller Added</text:p>
          </table:table-cell>
          <table:table-cell office:value-type="string">
            <text:p>Unexpected</text:p>
          </table:table-cell>
          <table:table-cell office:value-type="string">
            <text:p>Nick Already exist error should occur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Biller</text:p>
          </table:table-cell>
          <table:table-cell table:style-name="Default"/>
          <table:table-cell table:style-name="Default" office:value-type="string">
            <text:p>karanjain</text:p>
          </table:table-cell>
          <table:table-cell table:style-name="Default" office:value-type="string">
            <text:p>Personal</text:p>
          </table:table-cell>
          <table:table-cell office:value-type="string">
            <text:p>Idea NCR</text:p>
          </table:table-cell>
          <table:table-cell office:value-type="string">
            <text:p>Ajay</text:p>
          </table:table-cell>
          <table:table-cell office:value-type="string">
            <text:p>Failure</text:p>
          </table:table-cell>
          <table:table-cell office:value-type="string">
            <text:p>Biller not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2">
          <table:table-cell office:value-type="string">
            <text:p>Biller</text:p>
          </table:table-cell>
          <table:table-cell/>
          <table:table-cell office:value-type="string">
            <text:p>ajaygautam</text:p>
          </table:table-cell>
          <table:table-cell office:value-type="string">
            <text:p>Corporate</text:p>
          </table:table-cell>
          <table:table-cell office:value-type="string">
            <text:p>Idea NCR</text:p>
          </table:table-cell>
          <table:table-cell office:value-type="string">
            <text:p>MyIdea</text:p>
          </table:table-cell>
          <table:table-cell office:value-type="string">
            <text:p>Success</text:p>
          </table:table-cell>
          <table:table-cell table:style-name="ce5" office:value-type="string">
            <text:p>New biller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Biller</text:p>
          </table:table-cell>
          <table:table-cell/>
          <table:table-cell office:value-type="string">
            <text:p>ajaygautam</text:p>
          </table:table-cell>
          <table:table-cell office:value-type="string">
            <text:p>Corporate</text:p>
          </table:table-cell>
          <table:table-cell office:value-type="string">
            <text:p>Empty</text:p>
          </table:table-cell>
          <table:table-cell office:value-type="string">
            <text:p>MyIdea</text:p>
          </table:table-cell>
          <table:table-cell office:value-type="string">
            <text:p>Validation Error</text:p>
          </table:table-cell>
          <table:table-cell table:style-name="Default" office:value-type="string">
            <text:p>Biller not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Nick</text:p>
          </table:table-cell>
          <table:table-cell/>
          <table:table-cell office:value-type="string">
            <text:p>ajaygautam</text:p>
          </table:table-cell>
          <table:table-cell office:value-type="string">
            <text:p>Corporate</text:p>
          </table:table-cell>
          <table:table-cell office:value-type="string">
            <text:p>Idea NCR</text:p>
          </table:table-cell>
          <table:table-cell office:value-type="string">
            <text:p>Empty</text:p>
          </table:table-cell>
          <table:table-cell office:value-type="string">
            <text:p>Validation Error</text:p>
          </table:table-cell>
          <table:table-cell office:value-type="string">
            <text:p>Biller not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Biller</text:p>
          </table:table-cell>
          <table:table-cell/>
          <table:table-cell office:value-type="string">
            <text:p>ajaygautam</text:p>
          </table:table-cell>
          <table:table-cell office:value-type="string">
            <text:p>Corporate</text:p>
          </table:table-cell>
          <table:table-cell office:value-type="string">
            <text:p>Airtel Varanasi</text:p>
          </table:table-cell>
          <table:table-cell office:value-type="string">
            <text:p>“ <text:s text:c="2"/>“</text:p>
          </table:table-cell>
          <table:table-cell office:value-type="string">
            <text:p>Success</text:p>
          </table:table-cell>
          <table:table-cell office:value-type="string">
            <text:p>New biller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Biller</text:p>
          </table:table-cell>
          <table:table-cell/>
          <table:table-cell office:value-type="string">
            <text:p>ajaygautam</text:p>
          </table:table-cell>
          <table:table-cell office:value-type="string">
            <text:p>Corporate</text:p>
          </table:table-cell>
          <table:table-cell office:value-type="string">
            <text:p>BSNL Jaipur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string">
            <text:p>New biller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>
          <table:table-cell office:value-type="string">
            <text:p>Nick</text:p>
          </table:table-cell>
          <table:table-cell/>
          <table:table-cell office:value-type="string">
            <text:p>ajaygautam</text:p>
          </table:table-cell>
          <table:table-cell office:value-type="string">
            <text:p>Corporate</text:p>
          </table:table-cell>
          <table:table-cell office:value-type="string">
            <text:p>MPEB Gwalior</text:p>
          </table:table-cell>
          <table:table-cell office:value-type="string">
            <text:p>MyIdea</text:p>
          </table:table-cell>
          <table:table-cell office:value-type="string">
            <text:p>Success</text:p>
          </table:table-cell>
          <table:table-cell office:value-type="string">
            <text:p>New biller Added</text:p>
          </table:table-cell>
          <table:table-cell office:value-type="string">
            <text:p>Unexpected</text:p>
          </table:table-cell>
          <table:table-cell office:value-type="string">
            <text:p>Nick Already exist error should occur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Biller</text:p>
          </table:table-cell>
          <table:table-cell table:style-name="Default"/>
          <table:table-cell table:style-name="Default" office:value-type="string">
            <text:p>ajaygautam</text:p>
          </table:table-cell>
          <table:table-cell table:style-name="Default" office:value-type="string">
            <text:p>Corporate</text:p>
          </table:table-cell>
          <table:table-cell office:value-type="string">
            <text:p>Idea NCR</text:p>
          </table:table-cell>
          <table:table-cell office:value-type="string">
            <text:p>Ajay</text:p>
          </table:table-cell>
          <table:table-cell office:value-type="string">
            <text:p>Failure</text:p>
          </table:table-cell>
          <table:table-cell office:value-type="string">
            <text:p>Biller not Added</text:p>
          </table:table-cell>
          <table:table-cell office:value-type="string">
            <text:p>As Expected</text:p>
          </table:table-cell>
          <table:table-cell table:number-columns-repeated="1015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ment_Bill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row table:style-name="ro3">
          <table:table-cell office:value-type="string">
            <text:p>Tag</text:p>
          </table:table-cell>
          <table:table-cell office:value-type="string">
            <text:p>Component name</text:p>
          </table:table-cell>
          <table:table-cell office:value-type="string">
            <text:p>User Type</text:p>
          </table:table-cell>
          <table:table-cell office:value-type="string">
            <text:p>Provider</text:p>
          </table:table-cell>
          <table:table-cell office:value-type="string">
            <text:p>Bill number</text:p>
          </table:table-cell>
          <table:table-cell office:value-type="string">
            <text:p>Account Number</text:p>
          </table:table-cell>
          <table:table-cell office:value-type="string">
            <text:p>Bill Amount</text:p>
          </table:table-cell>
          <table:table-cell office:value-type="string">
            <text:p>Transaction Password</text:p>
          </table:table-cell>
          <table:table-cell office:value-type="string">
            <text:p>O/P value</text:p>
          </table:table-cell>
          <table:table-cell office:value-type="string">
            <text:p>Result</text:p>
          </table:table-cell>
          <table:table-cell office:value-type="string">
            <text:p>Behaviour</text:p>
          </table:table-cell>
          <table:table-cell table:style-name="ce2" office:value-type="string">
            <text:p>Remark</text:p>
          </table:table-cell>
        </table:table-row>
        <table:table-row table:style-name="ro2">
          <table:table-cell office:value-type="string">
            <text:p>Transaction Pass</text:p>
          </table:table-cell>
          <table:table-cell/>
          <table:table-cell office:value-type="string">
            <text:p>Personal</text:p>
          </table:table-cell>
          <table:table-cell office:value-type="string">
            <text:p>UPEB Meerut</text:p>
          </table:table-cell>
          <table:table-cell table:style-name="Default" office:value-type="string">
            <text:p>UPEB012023</text:p>
          </table:table-cell>
          <table:table-cell office:value-type="float" office:value="1029657847">
            <text:p>1029657847</text:p>
          </table:table-cell>
          <table:table-cell table:style-name="Default" office:value-type="float" office:value="255">
            <text:p>255</text:p>
          </table:table-cell>
          <table:table-cell table:style-name="Default" office:value-type="string">
            <text:p>karantrans</text:p>
          </table:table-cell>
          <table:table-cell table:style-name="Default" office:value-type="string">
            <text:p>Failure:Could not pay your bill</text:p>
          </table:table-cell>
          <table:table-cell office:value-type="string">
            <text:p>Bill not paid</text:p>
          </table:table-cell>
          <table:table-cell office:value-type="string">
            <text:p>Unexpected</text:p>
          </table:table-cell>
          <table:table-cell office:value-type="string">
            <text:p>Validation Error should occur</text:p>
          </table:table-cell>
        </table:table-row>
        <table:table-row table:style-name="ro2">
          <table:table-cell office:value-type="string">
            <text:p>Transaction Pass</text:p>
          </table:table-cell>
          <table:table-cell/>
          <table:table-cell office:value-type="string">
            <text:p>Personal</text:p>
          </table:table-cell>
          <table:table-cell office:value-type="string">
            <text:p>UPEB Meerut</text:p>
          </table:table-cell>
          <table:table-cell table:style-name="Default" office:value-type="float" office:value="120280">
            <text:p>120280</text:p>
          </table:table-cell>
          <table:table-cell office:value-type="float" office:value="1029657847">
            <text:p>1029657847</text:p>
          </table:table-cell>
          <table:table-cell table:style-name="Default"/>
          <table:table-cell table:style-name="Default" office:value-type="string">
            <text:p>Empt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Provider</text:p>
          </table:table-cell>
          <table:table-cell/>
          <table:table-cell office:value-type="string">
            <text:p>Personal</text:p>
          </table:table-cell>
          <table:table-cell office:value-type="string">
            <office:annotation draw:style-name="gr1" draw:text-style-name="P1" svg:width="1.1413in" svg:height="0.2346in" svg:x="5.2886in" svg:y="0.0004in" draw:caption-point-x="-5.2886in" draw:caption-point-y="-0.0004in">
              <dc:creator>Mr.</dc:creator>
              <dc:date>2008-11-04T00:00:00</dc:date>
              <text:p text:style-name="P1">Two spaces</text:p>
            </office:annotation>
            <text:p><text:s text:c="2"/>'</text:p>
          </table:table-cell>
          <table:table-cell table:style-name="Default" office:value-type="float" office:value="120285">
            <text:p>120285</text:p>
          </table:table-cell>
          <table:table-cell office:value-type="float" office:value="1024657899">
            <text:p>1024657899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ersonal</text:p>
          </table:table-cell>
          <table:table-cell office:value-type="string">
            <text:p>UPEB Meerut</text:p>
          </table:table-cell>
          <table:table-cell table:style-name="Default" office:value-type="float" office:value="120289">
            <text:p>120289</text:p>
          </table:table-cell>
          <table:table-cell office:value-type="float" office:value="1024657899">
            <text:p>1024657899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/>
          <table:table-cell table:style-name="Default" office:value-type="float" office:value="120680">
            <text:p>120680</text:p>
          </table:table-cell>
          <table:table-cell office:value-type="float" office:value="1024657899">
            <text:p>1024657899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/>
          <table:table-cell table:style-name="Default" office:value-type="float" office:value="110280">
            <text:p>110280</text:p>
          </table:table-cell>
          <table:table-cell office:value-type="float" office:value="1024657899">
            <text:p>1024657899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/>
          <table:table-cell table:style-name="Default" office:value-type="float" office:value="455280">
            <text:p>455280</text:p>
          </table:table-cell>
          <table:table-cell office:value-type="float" office:value="1025347847">
            <text:p>102534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/>
          <table:table-cell table:style-name="Default" office:value-type="float" office:value="789900">
            <text:p>789900</text:p>
          </table:table-cell>
          <table:table-cell office:value-type="float" office:value="1025347847">
            <text:p>102534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sonal</text:p>
          </table:table-cell>
          <table:table-cell/>
          <table:table-cell table:style-name="Default" office:value-type="float" office:value="231123">
            <text:p>231123</text:p>
          </table:table-cell>
          <table:table-cell office:value-type="float" office:value="1025347847">
            <text:p>102534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/>
          <table:table-cell table:style-name="Default"/>
          <table:table-cell office:value-type="float" office:value="1022657847">
            <text:p>102265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/>
          <table:table-cell table:style-name="Default"/>
          <table:table-cell office:value-type="float" office:value="1022657847">
            <text:p>102265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/>
          <table:table-cell table:style-name="Default"/>
          <table:table-cell office:value-type="float" office:value="1022657847">
            <text:p>102265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/>
          <table:table-cell table:style-name="Default"/>
          <table:table-cell office:value-type="float" office:value="1022657847">
            <text:p>102265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/>
          <table:table-cell table:style-name="Default"/>
          <table:table-cell office:value-type="float" office:value="1098757847">
            <text:p>109875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/>
          <table:table-cell table:style-name="Default"/>
          <table:table-cell office:value-type="float" office:value="1098757847">
            <text:p>109875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/>
          <table:table-cell table:style-name="Default"/>
          <table:table-cell office:value-type="float" office:value="1098757847">
            <text:p>109875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/>
          <table:table-cell table:style-name="Default"/>
          <table:table-cell office:value-type="float" office:value="1098757847">
            <text:p>109875784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rporate</text:p>
          </table:table-cell>
          <table:table-cell/>
          <table:table-cell table:style-name="Default"/>
          <table:table-cell office:value-type="float" office:value="1098757847">
            <text:p>1098757847</text:p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65515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11/04/2008</text:date>, <text:time>22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jay Gautam</meta:initial-creator>
    <meta:creation-date>2008-11-04T18:20:47.51</meta:creation-date>
    <dc:date>2008-11-04T22:41:41.62</dc:date>
    <dc:creator>Ajay Gautam</dc:creator>
    <meta:editing-duration>PT03H35M02S</meta:editing-duration>
    <meta:editing-cycles>42</meta:editing-cycles>
    <meta:generator>OpenOffice.org/3.0$Win32 OpenOffice.org_project/300m9$Build-9358</meta:generator>
    <meta:document-statistic meta:table-count="4" meta:cell-count="274" meta:object-count="0"/>
    <meta:user-defined meta:name="Info 1"/>
    <meta:user-defined meta:name="Info 2"/>
    <meta:user-defined meta:name="Info 3"/>
    <meta:user-defined meta:name="Info 4"/>
  </office:meta>
</office:document-meta>
</file>